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aff" officeooo:paragraph-rsid="00169a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GDSGSDGDSG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23:04:22.152294162</meta:creation-date>
    <dc:date>2022-02-28T23:04:43.593044875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7.2.1.2$Linux_X86_64 LibreOffice_project/20$Build-2</meta:generator>
  </office:meta>
</office:document-meta>
</file>